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5c47e" officeooo:paragraph-rsid="0005c47e"/>
    </style:style>
    <style:style style:name="P2" style:family="paragraph" style:parent-style-name="Standard">
      <style:paragraph-properties fo:text-align="center" style:justify-single-word="false"/>
      <style:text-properties officeooo:rsid="0005c47e" officeooo:paragraph-rsid="0006fabe"/>
    </style:style>
    <style:style style:name="P3" style:family="paragraph" style:parent-style-name="Standard">
      <style:paragraph-properties fo:text-align="start" style:justify-single-word="false"/>
      <style:text-properties officeooo:rsid="0005c47e" officeooo:paragraph-rsid="0005c47e"/>
    </style:style>
    <style:style style:name="P4" style:family="paragraph" style:parent-style-name="Standard">
      <style:paragraph-properties fo:text-align="start" style:justify-single-word="false"/>
      <style:text-properties officeooo:rsid="00063581" officeooo:paragraph-rsid="00063581"/>
    </style:style>
    <style:style style:name="P5" style:family="paragraph" style:parent-style-name="Standard">
      <style:paragraph-properties fo:text-align="start" style:justify-single-word="false"/>
      <style:text-properties officeooo:rsid="00066f35" officeooo:paragraph-rsid="00066f35"/>
    </style:style>
    <style:style style:name="P6" style:family="paragraph" style:parent-style-name="Standard">
      <style:paragraph-properties fo:text-align="start" style:justify-single-word="false"/>
      <style:text-properties officeooo:rsid="00066f35" officeooo:paragraph-rsid="0007b7f6"/>
    </style:style>
    <style:style style:name="P7" style:family="paragraph" style:parent-style-name="Standard">
      <style:paragraph-properties fo:text-align="start" style:justify-single-word="false" fo:break-before="page"/>
      <style:text-properties officeooo:rsid="00066f35" officeooo:paragraph-rsid="00066f35"/>
    </style:style>
    <style:style style:name="P8" style:family="paragraph" style:parent-style-name="Standard">
      <style:paragraph-properties fo:text-align="start" style:justify-single-word="false" fo:break-before="page"/>
      <style:text-properties officeooo:rsid="00066f35" officeooo:paragraph-rsid="0007b7f6"/>
    </style:style>
    <style:style style:name="T1" style:family="text">
      <style:text-properties officeooo:rsid="00066f35"/>
    </style:style>
    <style:style style:name="T2" style:family="text">
      <style:text-properties officeooo:rsid="0006fa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tät Leipzig</text:p>
      <text:p text:style-name="P1">Fakultät für Mathematik und Informatik</text:p>
      <text:p text:style-name="P1">Institut für Informatik</text:p>
      <text:p text:style-name="P1"/>
      <text:p text:style-name="P2">Implementierung eines <text:span text:style-name="T1">Dokumentenmanagementsystems</text:span> mit einer Graphdatenbank auf Basis der DIN EN 82045 Norm</text:p>
      <text:p text:style-name="P1"/>
      <text:p text:style-name="P1"/>
      <text:p text:style-name="P1"/>
      <text:p text:style-name="P1">Bachelorarbeit</text:p>
      <text:p text:style-name="P1"/>
      <text:p text:style-name="P3">Betreuender Hochschullehrer/Dozent(en):<text:tab/>Prof. Dr. Ing. habil. Klaus-Peter Fähnrich</text:p>
      <text:p text:style-name="P3">Betreuender Assistent:<text:tab/><text:tab/><text:tab/>Johannes Schmidt</text:p>
      <text:p text:style-name="P3"/>
      <text:p text:style-name="P4">Leipzig, &lt;nachtragen&gt;<text:tab/><text:tab/><text:tab/>vorgelegt von:<text:tab/><text:tab/>&lt;name&gt;</text:p>
      <text:p text:style-name="P4"><text:tab/><text:tab/><text:tab/><text:tab/><text:tab/><text:tab/><text:tab/><text:tab/><text:tab/>&lt;mat-nr&gt;</text:p>
      <text:p text:style-name="P4"><text:tab/><text:tab/><text:tab/><text:tab/><text:tab/><text:tab/><text:tab/><text:tab/><text:tab/>Studiengang Informatik</text:p>
      <text:p text:style-name="P4"/>
      <text:p text:style-name="P4"/>
      <text:p text:style-name="P7">Zusammenfassung</text:p>
      <text:p text:style-name="P5"/>
      <text:p text:style-name="P6">In der vorliegenden Bachelorarbeit geht es darum einen Prototyp eines Dokumenten<text:span text:style-name="T2">managementsystems(DMS) mit einer Graphdatenbank zu entwickeln. Um das Datenmodell möglichst realistisch zu implementieren wird auf eine bereits vorhandene Ausarbeitung zurück gegriffen. Diese ist die DIN EN 82045 Norm(82045). Besonderes Augenmerk soll auf 2 Fragen gelegt werden. Zum einen wie gut sich eine Graphdatenbank mit einem DMS integrieren lässt und was dabei zu beachten sein könnte? Zum anderen wie geeignet die 82045 für die Implementierung eines DMS im Allgemeinen und mit einer Graphdatenbank im besonderen ist?</text:span></text:p>
      <text:p text:style-name="P6"/>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0:57:10.422207876</meta:creation-date>
    <dc:date>2016-04-10T12:13:23.669765401</dc:date>
    <meta:editing-duration>PT1H32S</meta:editing-duration>
    <meta:editing-cycles>2</meta:editing-cycles>
    <meta:generator>LibreOffice/4.2.8.2$Linux_X86_64 LibreOffice_project/420m0$Build-2</meta:generator>
    <meta:document-statistic meta:table-count="0" meta:image-count="0" meta:object-count="0" meta:page-count="3" meta:paragraph-count="12" meta:word-count="130" meta:character-count="1037" meta:non-whitespace-character-count="896"/>
  </office:meta>
</office:document-meta>
</file>